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279" officeooo:paragraph-rsid="00162279"/>
    </style:style>
    <style:style style:name="P2" style:family="paragraph" style:parent-style-name="Standard">
      <style:text-properties officeooo:rsid="0016ab95" officeooo:paragraph-rsid="0016ab95"/>
    </style:style>
    <style:style style:name="P3" style:family="paragraph" style:parent-style-name="Standard">
      <style:text-properties officeooo:rsid="00186e78" officeooo:paragraph-rsid="00186e78"/>
    </style:style>
    <style:style style:name="P4" style:family="paragraph" style:parent-style-name="Standard">
      <style:text-properties officeooo:rsid="001890ea" officeooo:paragraph-rsid="001890ea"/>
    </style:style>
    <style:style style:name="P5" style:family="paragraph" style:parent-style-name="Standard">
      <style:paragraph-properties fo:text-align="center" style:justify-single-word="false"/>
      <style:text-properties fo:color="#ff3333" fo:font-size="17pt" officeooo:rsid="00195c20" officeooo:paragraph-rsid="00195c20" style:font-size-asian="17pt" style:font-size-complex="17pt"/>
    </style:style>
    <style:style style:name="P6" style:family="paragraph" style:parent-style-name="Standard">
      <style:text-properties officeooo:rsid="001ab393" officeooo:paragraph-rsid="001ab393"/>
    </style:style>
    <style:style style:name="P7" style:family="paragraph" style:parent-style-name="Standard">
      <style:text-properties officeooo:rsid="001c75f9" officeooo:paragraph-rsid="001c75f9"/>
    </style:style>
    <style:style style:name="P8" style:family="paragraph" style:parent-style-name="Standard">
      <style:text-properties officeooo:rsid="001c79fc" officeooo:paragraph-rsid="001c79fc"/>
    </style:style>
    <style:style style:name="P9" style:family="paragraph" style:parent-style-name="Standard">
      <style:text-properties officeooo:rsid="001d2ea6" officeooo:paragraph-rsid="001d2ea6"/>
    </style:style>
    <style:style style:name="P10" style:family="paragraph" style:parent-style-name="Standard">
      <style:text-properties officeooo:rsid="0020143b" officeooo:paragraph-rsid="0020143b"/>
    </style:style>
    <style:style style:name="P11" style:family="paragraph" style:parent-style-name="Standard">
      <style:text-properties officeooo:rsid="0020507a" officeooo:paragraph-rsid="0020507a"/>
    </style:style>
    <style:style style:name="P12" style:family="paragraph" style:parent-style-name="Standard">
      <style:text-properties officeooo:rsid="0020507a" officeooo:paragraph-rsid="003bf114"/>
    </style:style>
    <style:style style:name="P13" style:family="paragraph" style:parent-style-name="Standard">
      <style:text-properties officeooo:rsid="002251f1" officeooo:paragraph-rsid="002251f1"/>
    </style:style>
    <style:style style:name="P14" style:family="paragraph" style:parent-style-name="Standard">
      <style:text-properties officeooo:rsid="0022a366" officeooo:paragraph-rsid="0022a366"/>
    </style:style>
    <style:style style:name="P15" style:family="paragraph" style:parent-style-name="Standard">
      <style:text-properties officeooo:rsid="00240de7" officeooo:paragraph-rsid="00240de7"/>
    </style:style>
    <style:style style:name="P16" style:family="paragraph" style:parent-style-name="Standard">
      <style:text-properties officeooo:rsid="00260682" officeooo:paragraph-rsid="00260682"/>
    </style:style>
    <style:style style:name="P17" style:family="paragraph" style:parent-style-name="Standard">
      <style:paragraph-properties fo:text-align="center" style:justify-single-word="false"/>
      <style:text-properties fo:font-size="15pt" officeooo:rsid="0028df5c" officeooo:paragraph-rsid="0028df5c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15pt" officeooo:rsid="0027595f" officeooo:paragraph-rsid="0027595f" style:font-size-asian="15pt" style:font-size-complex="15pt"/>
    </style:style>
    <style:style style:name="P19" style:family="paragraph" style:parent-style-name="Standard">
      <style:text-properties officeooo:rsid="0029a7ab" officeooo:paragraph-rsid="0029a7ab"/>
    </style:style>
    <style:style style:name="P20" style:family="paragraph" style:parent-style-name="Standard">
      <style:text-properties officeooo:rsid="002b89b2" officeooo:paragraph-rsid="002b89b2"/>
    </style:style>
    <style:style style:name="P21" style:family="paragraph" style:parent-style-name="Standard">
      <style:text-properties officeooo:rsid="002c9053" officeooo:paragraph-rsid="002c9053"/>
    </style:style>
    <style:style style:name="P22" style:family="paragraph" style:parent-style-name="Standard">
      <style:text-properties officeooo:rsid="002e1d9c" officeooo:paragraph-rsid="002e1d9c"/>
    </style:style>
    <style:style style:name="P23" style:family="paragraph" style:parent-style-name="Standard">
      <style:text-properties officeooo:rsid="003039ce" officeooo:paragraph-rsid="003039ce"/>
    </style:style>
    <style:style style:name="P24" style:family="paragraph" style:parent-style-name="Standard">
      <style:text-properties officeooo:rsid="003039ce" officeooo:paragraph-rsid="00341ae5"/>
    </style:style>
    <style:style style:name="P25" style:family="paragraph" style:parent-style-name="Standard">
      <style:text-properties officeooo:rsid="003268eb" officeooo:paragraph-rsid="003268eb"/>
    </style:style>
    <style:style style:name="P26" style:family="paragraph" style:parent-style-name="Standard">
      <style:text-properties officeooo:rsid="003268eb" officeooo:paragraph-rsid="00341ae5"/>
    </style:style>
    <style:style style:name="P27" style:family="paragraph" style:parent-style-name="Standard">
      <style:text-properties officeooo:rsid="00341ae5" officeooo:paragraph-rsid="00341ae5"/>
    </style:style>
    <style:style style:name="P28" style:family="paragraph" style:parent-style-name="Standard">
      <style:text-properties officeooo:rsid="00355668" officeooo:paragraph-rsid="00355668"/>
    </style:style>
    <style:style style:name="P29" style:family="paragraph" style:parent-style-name="Standard">
      <style:text-properties officeooo:rsid="00355668" officeooo:paragraph-rsid="0038db2f"/>
    </style:style>
    <style:style style:name="P30" style:family="paragraph" style:parent-style-name="Standard">
      <style:text-properties officeooo:rsid="003647bc" officeooo:paragraph-rsid="003647bc"/>
    </style:style>
    <style:style style:name="P31" style:family="paragraph" style:parent-style-name="Standard">
      <style:text-properties officeooo:rsid="00373adf" officeooo:paragraph-rsid="00373adf"/>
    </style:style>
    <style:style style:name="P32" style:family="paragraph" style:parent-style-name="Standard">
      <style:text-properties officeooo:rsid="0037876d" officeooo:paragraph-rsid="0037876d"/>
    </style:style>
    <style:style style:name="P33" style:family="paragraph" style:parent-style-name="Standard">
      <style:text-properties officeooo:rsid="003893b2" officeooo:paragraph-rsid="003893b2"/>
    </style:style>
    <style:style style:name="P34" style:family="paragraph" style:parent-style-name="Standard">
      <style:text-properties officeooo:rsid="0038db2f" officeooo:paragraph-rsid="0038db2f"/>
    </style:style>
    <style:style style:name="P35" style:family="paragraph" style:parent-style-name="Standard">
      <style:text-properties officeooo:rsid="003b8e7a" officeooo:paragraph-rsid="003b8e7a"/>
    </style:style>
    <style:style style:name="P36" style:family="paragraph" style:parent-style-name="Standard">
      <style:text-properties officeooo:rsid="003b8e7a" officeooo:paragraph-rsid="003bf114"/>
    </style:style>
    <style:style style:name="P37" style:family="paragraph" style:parent-style-name="Standard">
      <style:text-properties officeooo:rsid="003bf114" officeooo:paragraph-rsid="003bf114"/>
    </style:style>
    <style:style style:name="P38" style:family="paragraph" style:parent-style-name="Standard">
      <style:paragraph-properties fo:text-align="center" style:justify-single-word="false"/>
      <style:text-properties officeooo:rsid="003f1e39" officeooo:paragraph-rsid="003f1e39"/>
    </style:style>
    <style:style style:name="P39" style:family="paragraph" style:parent-style-name="Standard">
      <style:paragraph-properties fo:text-align="start" style:justify-single-word="false"/>
      <style:text-properties officeooo:rsid="003f1e39" officeooo:paragraph-rsid="003f1e39"/>
    </style:style>
    <style:style style:name="P40" style:family="paragraph" style:parent-style-name="Standard">
      <style:paragraph-properties fo:text-align="start" style:justify-single-word="false"/>
      <style:text-properties officeooo:paragraph-rsid="003f4d26"/>
    </style:style>
    <style:style style:name="P41" style:family="paragraph" style:parent-style-name="Standard">
      <style:paragraph-properties fo:text-align="start" style:justify-single-word="false"/>
      <style:text-properties officeooo:rsid="003f4d26" officeooo:paragraph-rsid="003f4d26"/>
    </style:style>
    <style:style style:name="P42" style:family="paragraph" style:parent-style-name="Standard">
      <style:paragraph-properties fo:text-align="start" style:justify-single-word="false"/>
      <style:text-properties officeooo:rsid="00411fd8" officeooo:paragraph-rsid="00411fd8"/>
    </style:style>
    <style:style style:name="P43" style:family="paragraph" style:parent-style-name="Standard">
      <style:paragraph-properties fo:text-align="start" style:justify-single-word="false"/>
      <style:text-properties officeooo:rsid="00424ef4" officeooo:paragraph-rsid="00424ef4"/>
    </style:style>
    <style:style style:name="P44" style:family="paragraph" style:parent-style-name="Standard">
      <style:paragraph-properties fo:text-align="start" style:justify-single-word="false"/>
      <style:text-properties officeooo:rsid="004434f2" officeooo:paragraph-rsid="004434f2"/>
    </style:style>
    <style:style style:name="P45" style:family="paragraph" style:parent-style-name="Standard">
      <style:paragraph-properties fo:text-align="start" style:justify-single-word="false"/>
      <style:text-properties officeooo:rsid="004434f2" officeooo:paragraph-rsid="004623b2"/>
    </style:style>
    <style:style style:name="P46" style:family="paragraph" style:parent-style-name="Standard">
      <style:paragraph-properties fo:text-align="start" style:justify-single-word="false"/>
      <style:text-properties officeooo:rsid="004434f2" officeooo:paragraph-rsid="004940d1"/>
    </style:style>
    <style:style style:name="P47" style:family="paragraph" style:parent-style-name="Standard">
      <style:paragraph-properties fo:text-align="start" style:justify-single-word="false"/>
      <style:text-properties officeooo:rsid="004434f2" officeooo:paragraph-rsid="004fe107"/>
    </style:style>
    <style:style style:name="P48" style:family="paragraph" style:parent-style-name="Standard">
      <style:paragraph-properties fo:text-align="start" style:justify-single-word="false"/>
      <style:text-properties officeooo:rsid="00448d68" officeooo:paragraph-rsid="00448d68"/>
    </style:style>
    <style:style style:name="P49" style:family="paragraph" style:parent-style-name="Standard">
      <style:paragraph-properties fo:text-align="start" style:justify-single-word="false"/>
      <style:text-properties officeooo:rsid="004623b2" officeooo:paragraph-rsid="004623b2"/>
    </style:style>
    <style:style style:name="P50" style:family="paragraph" style:parent-style-name="Standard">
      <style:paragraph-properties fo:text-align="start" style:justify-single-word="false"/>
      <style:text-properties officeooo:rsid="0047d4a9" officeooo:paragraph-rsid="0047d4a9"/>
    </style:style>
    <style:style style:name="P51" style:family="paragraph" style:parent-style-name="Standard">
      <style:paragraph-properties fo:text-align="start" style:justify-single-word="false"/>
      <style:text-properties officeooo:rsid="004940d1" officeooo:paragraph-rsid="004940d1"/>
    </style:style>
    <style:style style:name="P52" style:family="paragraph" style:parent-style-name="Standard">
      <style:paragraph-properties fo:text-align="start" style:justify-single-word="false"/>
      <style:text-properties officeooo:rsid="004b3d95" officeooo:paragraph-rsid="004b3d95"/>
    </style:style>
    <style:style style:name="P53" style:family="paragraph" style:parent-style-name="Standard">
      <style:paragraph-properties fo:text-align="start" style:justify-single-word="false"/>
      <style:text-properties officeooo:rsid="004b3d95" officeooo:paragraph-rsid="004fe107"/>
    </style:style>
    <style:style style:name="P54" style:family="paragraph" style:parent-style-name="Standard">
      <style:paragraph-properties fo:text-align="start" style:justify-single-word="false"/>
      <style:text-properties officeooo:rsid="004d0fa8" officeooo:paragraph-rsid="004d0fa8"/>
    </style:style>
    <style:style style:name="P55" style:family="paragraph" style:parent-style-name="Standard">
      <style:paragraph-properties fo:text-align="start" style:justify-single-word="false"/>
      <style:text-properties officeooo:rsid="004fe107" officeooo:paragraph-rsid="004fe107"/>
    </style:style>
    <style:style style:name="P56" style:family="paragraph" style:parent-style-name="Standard">
      <style:paragraph-properties fo:text-align="start" style:justify-single-word="false"/>
      <style:text-properties officeooo:rsid="00515676" officeooo:paragraph-rsid="00515676"/>
    </style:style>
    <style:style style:name="P57" style:family="paragraph" style:parent-style-name="Standard">
      <style:paragraph-properties fo:text-align="start" style:justify-single-word="false"/>
      <style:text-properties officeooo:rsid="00539882" officeooo:paragraph-rsid="00539882"/>
    </style:style>
    <style:style style:name="P58" style:family="paragraph" style:parent-style-name="Standard">
      <style:paragraph-properties fo:text-align="start" style:justify-single-word="false"/>
      <style:text-properties officeooo:rsid="004434f2" officeooo:paragraph-rsid="004fe107"/>
    </style:style>
    <style:style style:name="T1" style:family="text">
      <style:text-properties officeooo:rsid="00186e78"/>
    </style:style>
    <style:style style:name="T2" style:family="text">
      <style:text-properties officeooo:rsid="001f6582"/>
    </style:style>
    <style:style style:name="T3" style:family="text">
      <style:text-properties officeooo:rsid="0020bb73"/>
    </style:style>
    <style:style style:name="T4" style:family="text">
      <style:text-properties officeooo:rsid="00228823"/>
    </style:style>
    <style:style style:name="T5" style:family="text">
      <style:text-properties officeooo:rsid="002bc43a"/>
    </style:style>
    <style:style style:name="T6" style:family="text">
      <style:text-properties officeooo:rsid="002df81a"/>
    </style:style>
    <style:style style:name="T7" style:family="text">
      <style:text-properties officeooo:rsid="003039ce"/>
    </style:style>
    <style:style style:name="T8" style:family="text">
      <style:text-properties officeooo:rsid="0030a897"/>
    </style:style>
    <style:style style:name="T9" style:family="text">
      <style:text-properties officeooo:rsid="003268eb"/>
    </style:style>
    <style:style style:name="T10" style:family="text">
      <style:text-properties officeooo:rsid="00341ae5"/>
    </style:style>
    <style:style style:name="T11" style:family="text">
      <style:text-properties officeooo:rsid="00373adf"/>
    </style:style>
    <style:style style:name="T12" style:family="text">
      <style:text-properties officeooo:rsid="0038db2f"/>
    </style:style>
    <style:style style:name="T13" style:family="text">
      <style:text-properties officeooo:rsid="003b8e7a"/>
    </style:style>
    <style:style style:name="T14" style:family="text">
      <style:text-properties officeooo:rsid="003bf114"/>
    </style:style>
    <style:style style:name="T15" style:family="text">
      <style:text-properties officeooo:rsid="0020507a"/>
    </style:style>
    <style:style style:name="T16" style:family="text">
      <style:text-properties officeooo:rsid="003f4d26"/>
    </style:style>
    <style:style style:name="T1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11fd8" style:font-size-asian="12pt" style:font-size-complex="12pt"/>
    </style:style>
    <style:style style:name="T18" style:family="text">
      <style:text-properties officeooo:rsid="004434f2"/>
    </style:style>
    <style:style style:name="T19" style:family="text">
      <style:text-properties officeooo:rsid="004623b2"/>
    </style:style>
    <style:style style:name="T20" style:family="text">
      <style:text-properties officeooo:rsid="004940d1"/>
    </style:style>
    <style:style style:name="T21" style:family="text">
      <style:text-properties officeooo:rsid="004fe107"/>
    </style:style>
    <style:style style:name="T22" style:family="text">
      <style:text-properties officeooo:rsid="005156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Programation Réseau</text:p>
      <text:p text:style-name="P1"/>
      <text:p text:style-name="P1"/>
      <text:p text:style-name="P17">Socket TCP</text:p>
      <text:p text:style-name="P1"/>
      <text:p text:style-name="P1">Sockets : est un mécanisme de bas niveau permettant de faire passer les flux d'octets entre applications qui ne se trouvent pas nécessairement sur la même machine (en réseau).</text:p>
      <text:p text:style-name="P1">Introduites dans Unix BSD.</text:p>
      <text:p text:style-name="P1"/>
      <text:p text:style-name="P1">Modèle de communication : Client-serveur, pear-to-pear.</text:p>
      <text:p text:style-name="P1">Dans ce cours client serveur.</text:p>
      <text:p text:style-name="P1">Identifié par l'adresse IP</text:p>
      <text:p text:style-name="P1">Port de communication : Un port de 1 jusqu'à 65535.</text:p>
      <text:p text:style-name="P1">daytime (13), echo (7) /etc/services.</text:p>
      <text:p text:style-name="P1"/>
      <text:p text:style-name="P1">Protocole TCP :</text:p>
      <text:p text:style-name="P1">Protocole orienté connexion.</text:p>
      <text:p text:style-name="P1">Comme une conversation telephonique :</text:p>
      <text:p text:style-name="P1"><text:tab/>Etablir une connexion</text:p>
      <text:p text:style-name="P1"><text:tab/>Envoie de données</text:p>
      <text:p text:style-name="P1">Fiabilité : garantie de la non perte des données et de leur arrivée dans le bon ordre.</text:p>
      <text:p text:style-name="P1"/>
      <text:p text:style-name="P1">Protocole UDP :</text:p>
      <text:p text:style-name="P1">Utilise un protocole sans connexion</text:p>
      <text:p text:style-name="P1">Service postal : deux applications peuvent s'envoyer des messages sans établir une connexion entre elles.</text:p>
      <text:p text:style-name="P1">Protocole non fiable : l'ordre d'arrivée n'est pas garantie non plus</text:p>
      <text:p text:style-name="P1"/>
      <text:p text:style-name="P1">Socket en mode TCP</text:p>
      <text:p text:style-name="P1">Le serveur s'exécute sur une machine particulière et écoute les requêtes des clients sur un port donné via une socket liée à ce port.</text:p>
      <text:p text:style-name="P1">Le client connaît l'adresse de la machine sur laquelle s'exécute sur le serveur ainsi que le port sur lequel il écoute =&gt; il utilisera ces informations pour essayer de se connecter au serveur.</text:p>
      <text:p text:style-name="P1">Si le serveur accèpte la connexion du client :</text:p>
      <text:p text:style-name="P1"><text:tab/>une nouvelle socket est créée au niveau du serveur</text:p>
      <text:p text:style-name="P1"><text:tab/>une nouvelle socket est créée au niveau client.</text:p>
      <text:p text:style-name="P1"/>
      <text:p text:style-name="P2">Socket en java</text:p>
      <text:p text:style-name="P2">Java offre dans java.net une interface orientée objet simplifié de manipulation de sockets.</text:p>
      <text:p text:style-name="P2">Java simplifie la manipulation des socket on utilise inputStream, outputStream.</text:p>
      <text:p text:style-name="P2"/>
      <text:p text:style-name="P2">Classe java pour l'adressage</text:p>
      <text:p text:style-name="P2">InetAddress pour l'adressage IP.</text:p>
      <text:p text:style-name="P2">GetByName (String host) renvoie un objet InetAdress.</text:p>
      <text:p text:style-name="P2"/>
      <text:p text:style-name="P2">Schéma général d'un client TCP :</text:p>
      <text:p text:style-name="P2"><text:tab/>Connexion au serveur</text:p>
      <text:p text:style-name="P2"><text:tab/>Echange de messages</text:p>
      <text:p text:style-name="P2"><text:tab/>Deconnexion</text:p>
      <text:p text:style-name="P2"/>
      <text:p text:style-name="P2">Connexion au serveur</text:p>
      <text:p text:style-name="P2"><text:soft-page-break/>Création d'un objet de la classe Socket </text:p>
      <text:p text:style-name="P2">Socket (InetAdress address, int port)</text:p>
      <text:p text:style-name="P2">Socket (String host, int port) // <text:span text:style-name="T1">n'existe pas dans UDP</text:span></text:p>
      <text:p text:style-name="P2">Socket() + connect (SocketAddress endpoint) // class mère de la class InetSocketAddress (représente un couple de terminaison)</text:p>
      <text:p text:style-name="P2"/>
      <text:p text:style-name="P3">Connexion du client au serveur</text:p>
      <text:p text:style-name="P3">getInetAddress() : l'adresse à laquelle la socket est connectée</text:p>
      <text:p text:style-name="P3">getPort() : le port auquel la socket est connectée</text:p>
      <text:p text:style-name="P3">getLocalAddress() : l'adresse locale à laquelle la socket est liée.</text:p>
      <text:p text:style-name="P3">GetLocalPort() : pour le port</text:p>
      <text:p text:style-name="P3"/>
      <text:p text:style-name="P3">Echange des données :</text:p>
      <text:p text:style-name="P3">Pour échanger des données avec le serveur, le client :</text:p>
      <text:p text:style-name="P3">ouvre le flux d'entrée associé à la socket</text:p>
      <text:p text:style-name="P3"><text:tab/>InputStream getInputStream()</text:p>
      <text:p text:style-name="P3">Ouvre le flux de sortie associé à la socket en utilisant :</text:p>
      <text:p text:style-name="P3"><text:tab/>OutputStream getOutputStream()</text:p>
      <text:p text:style-name="P3">Reçoit les données du serveur en effectuant des lectures sur le flux d'entrée et lui envoie des données par des écritures sur le flux de sortie.</text:p>
      <text:p text:style-name="P3"/>
      <text:p text:style-name="P3">Entrées/Sortie en Java</text:p>
      <text:p text:style-name="P3">Lecture </text:p>
      <text:p text:style-name="P3">InputStream =&gt; octets</text:p>
      <text:p text:style-name="P3">InputStreamReader =&gt; caractères</text:p>
      <text:p text:style-name="P3">BufferedReader =&gt; texte bufferisé</text:p>
      <text:p text:style-name="P3">Ecriture</text:p>
      <text:p text:style-name="P3">OutputStream =&gt; octets</text:p>
      <text:p text:style-name="P3">OutputStreamWriter =&gt; caractères</text:p>
      <text:p text:style-name="P3">BufferedWriter =&gt; texte bufferisé</text:p>
      <text:p text:style-name="P3"/>
      <text:p text:style-name="P3"/>
      <text:p text:style-name="P3">La class inputStream offre plusieurs méthodes de lecture d'octets</text:p>
      <text:p text:style-name="P3">int read()</text:p>
      <text:p text:style-name="P3">int read(byte[] b)</text:p>
      <text:p text:style-name="P3">int read(byte[] b, int off, int len)</text:p>
      <text:p text:style-name="P3"/>
      <text:p text:style-name="P4">InputStreamReader(InputStream in)</text:p>
      <text:p text:style-name="P4">Methode de lectures </text:p>
      <text:p text:style-name="P4"><text:tab/>int read() lit un caractères</text:p>
      <text:p text:style-name="P4"><text:tab/>public int read(char [] cbuf, int off, int len)</text:p>
      <text:p text:style-name="P4"/>
      <text:p text:style-name="P4">BufferedReader(Reader in)</text:p>
      <text:p text:style-name="P4"><text:tab/>readLine()</text:p>
      <text:p text:style-name="P4"/>
      <text:p text:style-name="P4">Exemples :</text:p>
      <text:p text:style-name="P4">BufferedReader in = new BufferedReader(new InputStreamReader(System.in)) ;</text:p>
      <text:p text:style-name="P4">Syso(in.readLine()) ;</text:p>
      <text:p text:style-name="P4"/>
      <text:p text:style-name="P4">OutputStream</text:p>
      <text:p text:style-name="P4">voit write (int b) : écrit un octet.</text:p>
      <text:p text:style-name="P4">OutputStreamWriter(OutputStream in)</text:p>
      <text:p text:style-name="P4"><text:soft-page-break/>méthode newLine()</text:p>
      <text:p text:style-name="P4"/>
      <text:p text:style-name="P4">Exemple : Ecriture sur un fichier</text:p>
      <text:p text:style-name="P4">BufferedWriter out = new BufferedWriter (new OutputStreamWriternew FileOutPutStream(«mon fichier »)) ;</text:p>
      <text:p text:style-name="P4">out.write(« Ecriture fichier ») ;</text:p>
      <text:p text:style-name="P4">out.flush() ;</text:p>
      <text:p text:style-name="P4"/>
      <text:p text:style-name="P6">Déconnexion du serveur</text:p>
      <text:p text:style-name="P6">A la fin, le client</text:p>
      <text:p text:style-name="P6">ferme les flux d'entée</text:p>
      <text:p text:style-name="P6">méthode close</text:p>
      <text:p text:style-name="P6"/>
      <text:p text:style-name="P6">Exemple d'un client TCP daytime</text:p>
      <text:p text:style-name="P6">Un serveur daytime fournit la date et l'heure à un client dès qu'il se connecte.</text:p>
      <text:p text:style-name="P6">Par défaut, le port associé est le port 13</text:p>
      <text:p text:style-name="P6">Solliciter le service daytime via telnet : telnet adresse_serveur 13.</text:p>
      <text:p text:style-name="P6"/>
      <text:p text:style-name="P7">Socket serveur = new Socket(« 139.124.187.20 », 13) ;</text:p>
      <text:p text:style-name="P7">BufferedReader b = new BufferedReader(new InputStreamReader(serveur.getInputStream()) ;</text:p>
      <text:p text:style-name="P7">syso(b.readLine()) ;</text:p>
      <text:p text:style-name="P8">b.close() ;</text:p>
      <text:p text:style-name="P8">serveur.close() ;</text:p>
      <text:p text:style-name="P8"/>
      <text:p text:style-name="P9">Serveur TCP</text:p>
      <text:p text:style-name="P9">Schéma général d'un serveur</text:p>
      <text:p text:style-name="P9">Attachement à une adresse IP locale et à un port local</text:p>
      <text:p text:style-name="P9">Attente et acceptation d'un clien</text:p>
      <text:p text:style-name="P9"/>
      <text:p text:style-name="P9">ServerSocket // Socket d'écoute</text:p>
      <text:p text:style-name="P9">ServerSocket (int port)</text:p>
      <text:p text:style-name="P9">ServerSocket (int port, int backlog) // taille maximal de la file d'attente des connexions entrantes</text:p>
      <text:p text:style-name="P9">ServerSocket (int port, int backlog, InetAddress bindAddr) // adresse d'écoute</text:p>
      <text:p text:style-name="P9"/>
      <text:p text:style-name="P9">ServerSocket()</text:p>
      <text:p text:style-name="P9">void bind(SocketAddress <text:span text:style-name="T2">endpoint</text:span>)</text:p>
      <text:p text:style-name="P9"/>
      <text:p text:style-name="P10">Socket accept() écouter et accepter une connexion en créant une nouvelle socket de communication avec le client.</text:p>
      <text:p text:style-name="P10">C'est méthode est une méthode bloquante jusqu'à ce qu'il y ait une connexion.</text:p>
      <text:p text:style-name="P10">void close() : ferme la socket du serveur.close</text:p>
      <text:p text:style-name="P10"/>
      <text:p text:style-name="P13">Ecrire la socket du serveur.</text:p>
      <text:p text:style-name="P10"/>
      <text:p text:style-name="P11">ServerSocket serveur = new ServerSocket(13) ;</text:p>
      <text:p text:style-name="P14">for (int i = 0 ; i &lt; n ; ++i) {</text:p>
      <text:p text:style-name="P11"><text:tab/>Socket client = server.accept() ;</text:p>
      <text:p text:style-name="P11"><text:tab/>Bufferedwriter out = new BufferedWriter(new <text:tab/>OutputStreamWriter(client.getOutputStream())) ;</text:p>
      <text:p text:style-name="P11"><text:tab/>out.write(new <text:span text:style-name="T3">D</text:span>ate().getTime()) ;</text:p>
      <text:p text:style-name="P11"><text:tab/>out.close() ;<text:tab/></text:p>
      <text:p text:style-name="P11"><text:span text:style-name="T4"><text:tab/>client</text:span>.close() ;</text:p>
      <text:p text:style-name="P14"><text:soft-page-break/>}</text:p>
      <text:p text:style-name="P14">serveur.close() ;</text:p>
      <text:p text:style-name="P14"/>
      <text:p text:style-name="P15">Thread en Java</text:p>
      <text:p text:style-name="P15">Définir une nouvelle classe qui dérive de thread.</text:p>
      <text:p text:style-name="P15">Définir la méthode run() qui décrit la tâche effectuée par le thread associé.</text:p>
      <text:p text:style-name="P15">Pour lancer le thread : créer un objet de la nouvelle classe et invoquer la méthode start() sur cet objet (appel implicite à run()).</text:p>
      <text:p text:style-name="P9"/>
      <text:p text:style-name="P18">Socket UDP</text:p>
      <text:p text:style-name="P9"/>
      <text:p text:style-name="P16">Rappels</text:p>
      <text:p text:style-name="P16">UDP est un protocole non connecté.</text:p>
      <text:p text:style-name="P16">UDP ne garantirt pas l'arrivée des données au destinataire.</text:p>
      <text:p text:style-name="P16">Il ne garantit pas non plus qu'elles arrivent dans le bon ordre.</text:p>
      <text:p text:style-name="P16">UDP est plus rapide que TCP et donc plus efficace dans le cas où l'ordre des messages a peu d'importance dans le cas où les accusés de reception ne sont pas nécessaires.</text:p>
      <text:p text:style-name="P16">UDP permet le multicast.</text:p>
      <text:p text:style-name="P16">Exemple : la plus part des requêtes DNS ce font par UDP.</text:p>
      <text:p text:style-name="P16"/>
      <text:p text:style-name="P19">Classe DatagramSocket</text:p>
      <text:p text:style-name="P19">Constructeur</text:p>
      <text:p text:style-name="P19">public DatagramSocket() crée une socket UDP liée à n'importe quel port disponible sur la machine local.</text:p>
      <text:p text:style-name="P19">Public DatagramSocket(int port)</text:p>
      <text:p text:style-name="P19">crée une socket datagramme liée au port spécifié et à toutes les adresses IP de la machine.</text:p>
      <text:p text:style-name="P19">Public DatagramSocket(int port, InetAddress Iaddr) crée une socket datagramme liée au port et à l'adresse spécfiés.</text:p>
      <text:p text:style-name="P19">Public DatagramSocket (SocketAdress binAdress)</text:p>
      <text:p text:style-name="P19"/>
      <text:p text:style-name="P19">Rappels sur InetAddress</text:p>
      <text:p text:style-name="P19">La classe InetAddress représente une adresse IP</text:p>
      <text:p text:style-name="P19">Plus méthode nous permettent d'avoir une InetAdress.</text:p>
      <text:p text:style-name="P19"/>
      <text:p text:style-name="P20">Méthode send et receive</text:p>
      <text:p text:style-name="P20">public void send (DatagramPacket p)</text:p>
      <text:p text:style-name="P20">envoie un datagramme packet depuis la socket en question</text:p>
      <text:p text:style-name="P20">Le datagramPacket comprend les données à envoyer, leur taille, l'adresse IP et le port de dest.</text:p>
      <text:p text:style-name="P20">Public void receive(DatagramPacket p)</text:p>
      <text:p text:style-name="P20">reçoit un datagramme packet via cette socket.</text:p>
      <text:p text:style-name="P20">Le datagrampacket contient les données reçues , leur taille, l'adresse IP, le port.</text:p>
      <text:p text:style-name="P20"/>
      <text:p text:style-name="P20">Class DatagramPacket : constructeurs</text:p>
      <text:p text:style-name="P20">public DatagramPacket(byte[] buf, int length)</text:p>
      <text:p text:style-name="P20">En général, crée un DatagramPacket pour recevoir des paquets d'une longueur = length avec length ≤ buf.length. Si l'émetteur envoie un message d'une taille plus importante que length, alors ce message sera tronqué. Sert uniquement à la réception.</text:p>
      <text:p text:style-name="P20">DatagramPakcet (byte[] buf, int length, InetAddress adress, int port)</text:p>
      <text:p text:style-name="P20">Il sert à la fois pour l'envoie et la réception. <text:span text:style-name="T5">Crée en général, un datagram packet pour envoyer des paquets d'une taille = length au point de terminaison distant spécifié.</text:span></text:p>
      <text:p text:style-name="P20"/>
      <text:p text:style-name="P21">String =&gt; tableau d'octets</text:p>
      <text:p text:style-name="P21"><text:soft-page-break/>Pour convertir une chaîne de caractères en un tableau d'octets, on peut utiliser la méthode byte[] getByte() de la classe String.</text:p>
      <text:p text:style-name="P21">Exemples :</text:p>
      <text:p text:style-name="P21">String chaine = « Hello »</text:p>
      <text:p text:style-name="P21"><text:span text:style-name="T7">byte</text:span>[] <text:span text:style-name="T6">tab </text:span>= chaine.getByte() ;</text:p>
      <text:p text:style-name="P21"/>
      <text:p text:style-name="P22">client/serveur Daytime en UDP.</text:p>
      <text:p text:style-name="P22"/>
      <text:p text:style-name="P23">DatagramSocket s = new DatagramSocket(50013) ;</text:p>
      <text:p text:style-name="P23">byte tab<text:span text:style-name="T8">[]</text:span> = <text:span text:style-name="T8">new byte[512] ;</text:span></text:p>
      <text:p text:style-name="P24"><text:span text:style-name="T10">DatagramPacket dp = </text:span>new DatagramPacket(tab, tab.length) ;</text:p>
      <text:p text:style-name="P23">s.<text:span text:style-name="T8">receive</text:span>(<text:span text:style-name="T10">dp</text:span>);</text:p>
      <text:p text:style-name="P25">byte donnes [] = Date.getByte() ;</text:p>
      <text:p text:style-name="P23">s.<text:span text:style-name="T9">send(donnes, donnes.length, dp.getAddress, dp.getPort()) ;</text:span></text:p>
      <text:p text:style-name="P23">s.close() ;</text:p>
      <text:p text:style-name="P23"/>
      <text:p text:style-name="P27">Pour en envoyer a plusieurs client</text:p>
      <text:p text:style-name="P27"/>
      <text:p text:style-name="P24">DatagramSocket s = new DatagramSocket(50013) ;</text:p>
      <text:p text:style-name="P24">byte tab<text:span text:style-name="T8">[]</text:span> = <text:span text:style-name="T8">new byte[512] ;</text:span></text:p>
      <text:p text:style-name="P24"><text:span text:style-name="T10">DatagramPacket dp = </text:span>new DatagramPacket(tab, tab.length) ;</text:p>
      <text:p text:style-name="P27">for (int i = 0 ; i &lt; NbClient ; ++i) {</text:p>
      <text:p text:style-name="P24"><text:tab/>s.<text:span text:style-name="T8">receive</text:span>(<text:span text:style-name="T10">dp</text:span>);</text:p>
      <text:p text:style-name="P26"><text:tab/>byte donnes [] = Date.getByte() ;</text:p>
      <text:p text:style-name="P24"><text:tab/>s.<text:span text:style-name="T9">send(donnes, donnes.length, dp.getAddress, dp.getPort()) ;</text:span></text:p>
      <text:p text:style-name="P27">}</text:p>
      <text:p text:style-name="P24">s.close() ;</text:p>
      <text:p text:style-name="P24"/>
      <text:p text:style-name="P30">Client</text:p>
      <text:p text:style-name="P24"/>
      <text:p text:style-name="P28">byte[] buf = new byte[512] ;</text:p>
      <text:p text:style-name="P28">DatagramSocket sClient = new DatagramSocket() ;</text:p>
      <text:p text:style-name="P28">buf = « Hello ».getByte() ;</text:p>
      <text:p text:style-name="P28">DatagramPacket packetSend = new DatagramPacket(buf, buf.length, new InetAddress.<text:span text:style-name="T11">getByName</text:span>(« 139.124.187.30 »), 50013) ;</text:p>
      <text:p text:style-name="P28">sClient.send(packetSend) ;</text:p>
      <text:p text:style-name="P28">DatagramPacket packetReceive = new DatagramPacket(buf, buf.length) ;</text:p>
      <text:p text:style-name="P28">sClient.receive(packetReceive) ;</text:p>
      <text:p text:style-name="P28">System.out.println(new String(packetReceive.getData(), <text:span text:style-name="T11">0, packetReceive.getLength</text:span>) ;</text:p>
      <text:p text:style-name="P28">sClient.close() ;</text:p>
      <text:p text:style-name="P28"/>
      <text:p text:style-name="P31">Multicast</text:p>
      <text:p text:style-name="P31">La classe MulticastSocket dérive de la classe DatagramSocket</text:p>
      <text:p text:style-name="P31">Elle permet d'envoyer et de recevoir des messages multicast.</text:p>
      <text:p text:style-name="P32">Constructeur :</text:p>
      <text:p text:style-name="P32">public MulticastSocket(int port) // crée un multicast</text:p>
      <text:p text:style-name="P32">public void joinGroup(InetAddress mcastaddr) // joind un groupe</text:p>
      <text:p text:style-name="P32">public void leaveGroupe(InetAddress mcastaddr) // Quitter un groupe.</text:p>
      <text:p text:style-name="P32"/>
      <text:p text:style-name="P33">Exemple : </text:p>
      <text:p text:style-name="P33">Des clients qui appartiennent au groupe multicast [239.0.0.19/ 50009]</text:p>
      <text:p text:style-name="P33">- 1 serveur qui envoie périodiquement 1 messages. (« Hello World », par exemple) au groupe <text:soft-page-break/>précedent.</text:p>
      <text:p text:style-name="P33"/>
      <text:p text:style-name="P34">Client</text:p>
      <text:p text:style-name="P34">MulticastSocket socket = new MulticastSocket(50111) ;</text:p>
      <text:p text:style-name="P34">InetAddress groupe = InetAddress.getByName(« 239.0.0.20 »);</text:p>
      <text:p text:style-name="P34">socket.joinGroup(groupe) ;</text:p>
      <text:p text:style-name="P29">byte[] buf = new byte[<text:span text:style-name="T12">256</text:span>] ;</text:p>
      <text:p text:style-name="P29">DatagramPacket packetSend = new DatagramPacket(buf, buf.length) ;</text:p>
      <text:p text:style-name="P29"><text:span text:style-name="T12">socket</text:span>.<text:span text:style-name="T12">receive</text:span>(packetSend) ;</text:p>
      <text:p text:style-name="P34">System.out.prinln(new String(packet.getData())) ;</text:p>
      <text:p text:style-name="P34">socket.leaveGroupe(groupe) ;</text:p>
      <text:p text:style-name="P34">socket.close() ;</text:p>
      <text:p text:style-name="P34"/>
      <text:p text:style-name="P34">Serveur</text:p>
      <text:p text:style-name="P34">DatagramSocket socketServ = new DatagramSocket() ;</text:p>
      <text:p text:style-name="P29">byte[] buf = new byte[512] ;</text:p>
      <text:p text:style-name="P29">buf = « Hello <text:span text:style-name="T12">world</text:span> ».getByte() ;</text:p>
      <text:p text:style-name="P29">DatagramPacket packetSend = new DatagramPacket (buf, buf.length <text:tab/><text:tab/><text:tab/><text:tab/><text:tab/><text:tab/><text:tab/><text:tab/><text:tab/>,InetAddress.<text:span text:style-name="T11">getByName</text:span>(« <text:span text:style-name="T12">239.0.0.20</text:span> ») , 50<text:span text:style-name="T12">111</text:span>) ;</text:p>
      <text:p text:style-name="P34">for ( ;;) {</text:p>
      <text:p text:style-name="P34"><text:tab/>socketServ.send(packetSend) ;</text:p>
      <text:p text:style-name="P34"><text:tab/>T<text:span text:style-name="T13">hread.</text:span>sleep(10) ;</text:p>
      <text:p text:style-name="P34">}</text:p>
      <text:p text:style-name="P34">socketServ.close() ;</text:p>
      <text:p text:style-name="P34"/>
      <text:p text:style-name="P35">Exercice :</text:p>
      <text:p text:style-name="P35">Ecrire un client/serveur TCP pour le protocole echo :</text:p>
      <text:p text:style-name="P35">Coté client, , l'utilisateur saisit une chaîne, qui est envoyée ensuite au serveur.</text:p>
      <text:p text:style-name="P35">Le serveur répond par la même chaine.</text:p>
      <text:p text:style-name="P35">« quit » → quiter la boucle.</text:p>
      <text:p text:style-name="P35"/>
      <text:p text:style-name="P35">ServerSocket ss = new ServerSocket(9) ;</text:p>
      <text:p text:style-name="P35">Scanner sc = new Scanner(system.in) ;</text:p>
      <text:p text:style-name="P35">for (;;) {</text:p>
      <text:p text:style-name="P35"><text:tab/>String saisie = sc.nextLine() ;</text:p>
      <text:p text:style-name="P35"><text:tab/>if (saisie.equals(« quit »)) { break; }</text:p>
      <text:p text:style-name="P36"><text:tab/><text:span text:style-name="T15">Socket client = ss.accept() ;</text:span></text:p>
      <text:p text:style-name="P12"><text:tab/>Bufferedwriter out = new BufferedWriter(new <text:tab/>OutputStreamWriter(client.getOutputStream())) ;</text:p>
      <text:p text:style-name="P12"><text:tab/><text:span text:style-name="T14">out.write(saisie) ;</text:span></text:p>
      <text:p text:style-name="P12"><text:tab/><text:span text:style-name="T14">out.close() ;</text:span></text:p>
      <text:p text:style-name="P37"><text:tab/>sclient.close() ;</text:p>
      <text:p text:style-name="P35">}</text:p>
      <text:p text:style-name="P37">ss.close() ;</text:p>
      <text:p text:style-name="P37"/>
      <text:p text:style-name="P38">Socket en C</text:p>
      <text:p text:style-name="P38"/>
      <text:p text:style-name="P39">Client/Serveur (TCP)</text:p>
      <text:p text:style-name="P39"/>
      <text:p text:style-name="P39">Serveur<text:tab/>Client </text:p>
      <text:p text:style-name="P39">Socket()<text:tab/>socket()</text:p>
      <text:p text:style-name="P39">bind()<text:tab/><text:tab/>connect()</text:p>
      <text:p text:style-name="P39"><text:soft-page-break/>listen()<text:tab/><text:tab/>recvfrom()</text:p>
      <text:p text:style-name="P39">accept()<text:tab/>recv(), sendto() send()</text:p>
      <text:p text:style-name="P39">recvfrom(),recv,send(), send()</text:p>
      <text:p text:style-name="P39">close()<text:tab/><text:tab/>close()</text:p>
      <text:p text:style-name="P39"/>
      <text:p text:style-name="P39">Client/Serveur (UDP)</text:p>
      <text:p text:style-name="P39">Serveur<text:tab/>Client</text:p>
      <text:p text:style-name="P39">socket()<text:tab/>recvfrom()</text:p>
      <text:p text:style-name="P39">bind()<text:tab/><text:tab/>sendto()</text:p>
      <text:p text:style-name="P39">recvfrom()<text:tab/>close()</text:p>
      <text:p text:style-name="P39">sendto()</text:p>
      <text:p text:style-name="P39">close()</text:p>
      <text:p text:style-name="P39"/>
      <text:p text:style-name="P41">Socket(1)</text:p>
      <text:p text:style-name="P41">#include &lt;sys/socket.h&gt;</text:p>
      <text:p text:style-name="P41">int socket(int domain, int type, int protocol) ;</text:p>
      <text:p text:style-name="P41"/>
      <text:p text:style-name="P41">crée une socket(point de communication)</text:p>
      <text:p text:style-name="P41">renvoie un descripteur qui référence la socket créée en cas de succès</text:p>
      <text:p text:style-name="P41">renvoie -1 en cas d'échec</text:p>
      <text:p text:style-name="P41"/>
      <text:p text:style-name="P41">parametre type : type de la socket</text:p>
      <text:p text:style-name="P41">Exemple :</text:p>
      <text:p text:style-name="P41">- SOCK_STREAM TCP</text:p>
      <text:p text:style-name="P40"><text:span text:style-name="T16">- SOCK_</text:span><text:span text:style-name="T17">DGRAM</text:span></text:p>
      <text:p text:style-name="P41"/>
      <text:p text:style-name="P41">int bind(int sockfd, const struc sockaddr *addr, socklen_t addrlen) ;</text:p>
      <text:p text:style-name="P41"/>
      <text:p text:style-name="P41">struct sockaddr {</text:p>
      <text:p text:style-name="P41"><text:tab/>sa_family_t sa_family ;</text:p>
      <text:p text:style-name="P41"><text:tab/>char sa_data[14] ;</text:p>
      <text:p text:style-name="P41">}</text:p>
      <text:p text:style-name="P41"/>
      <text:p text:style-name="P41">La structure sockaddr permet d'utiliser diffrentes structures d'adresse (via un transtypage)</text:p>
      <text:p text:style-name="P41"/>
      <text:p text:style-name="P41">struct sockaddr_in {</text:p>
      <text:p text:style-name="P41"><text:tab/>shot sin_family ;</text:p>
      <text:p text:style-name="P41"><text:tab/>in_port_t sin_port ;</text:p>
      <text:p text:style-name="P41"><text:tab/>struct in_addr sin_addr ;</text:p>
      <text:p text:style-name="P41">}</text:p>
      <text:p text:style-name="P41"/>
      <text:p text:style-name="P42">sockaddr_in représente un point de terminaison(@IP, port)</text:p>
      <text:p text:style-name="P41"/>
      <text:p text:style-name="P42">struct in_addr {</text:p>
      <text:p text:style-name="P42"><text:tab/>in_addr_t s_addr ;</text:p>
      <text:p text:style-name="P42">} ;</text:p>
      <text:p text:style-name="P42"/>
      <text:p text:style-name="P42">typedef uint32_t in_addr_t ; (uint32 est défini dans bits/type.h)</text:p>
      <text:p text:style-name="P43">String-&gt;in_addr</text:p>
      <text:p text:style-name="P43">int inet_aton(const char *cp, struct in_addr *inp) ;</text:p>
      <text:p text:style-name="P43">Exemple : </text:p>
      <text:p text:style-name="P43">in_addr myaddr ;</text:p>
      <text:p text:style-name="P43"><text:soft-page-break/>inet_aton(« 127.0.0.1 », &amp;myaddr) ;</text:p>
      <text:p text:style-name="P43"/>
      <text:p text:style-name="P43">in_addr-&gt;String</text:p>
      <text:p text:style-name="P43">char *buf = inet_ntoa(myaddr) ;</text:p>
      <text:p text:style-name="P43"/>
      <text:p text:style-name="P44">INADDR_ANY représente l'adresse wildcar 0.0.0.0</text:p>
      <text:p text:style-name="P44">sockaddr_serveur.sin_addr.s_addr = INADDR_ANY</text:p>
      <text:p text:style-name="P44"/>
      <text:p text:style-name="P44">Exemple : Serveur daytime TCP</text:p>
      <text:p text:style-name="P44"/>
      <text:p text:style-name="P44">#include &lt;sys/socket.h&gt;</text:p>
      <text:p text:style-name="P44"/>
      <text:p text:style-name="P44">int main() {</text:p>
      <text:p text:style-name="P44"><text:tab/>int sock_serveur = socket(AF_INET, SOCK_STREAM, 0) ;</text:p>
      <text:p text:style-name="P44"><text:tab/>struct sockaddr_in sockaddr_serveur ;</text:p>
      <text:p text:style-name="P44"><text:tab/>sockaddr_serveur.sin_family = AF_INET ; // IPV4</text:p>
      <text:p text:style-name="P44"><text:tab/>sockaddr_serveur.sin_port = (htons) (5000) ;</text:p>
      <text:p text:style-name="P44"><text:tab/>in_addr addr ;</text:p>
      <text:p text:style-name="P44"><text:tab/>inet_aton(« 127.0.0.1 », &amp;addr) ;</text:p>
      <text:p text:style-name="P44"><text:tab/>sockaddr_serveur.sin_addr = addr ;</text:p>
      <text:p text:style-name="P44"><text:tab/>bind(sock_serveur, (struct sockaddr *) &amp; sockaddr_serveur, sizeof(struct sockaddr)) ;</text:p>
      <text:p text:style-name="P45"><text:tab/><text:span text:style-name="T19">listen(sock_serveur, 10) ;</text:span></text:p>
      <text:p text:style-name="P45"><text:tab/><text:span text:style-name="T19">struct sockaddr_in addr_client ;</text:span></text:p>
      <text:p text:style-name="P45"><text:tab/><text:span text:style-name="T19">socklen_t size = sizeof(struct sockaddr_in) ;</text:span></text:p>
      <text:p text:style-name="P45"><text:tab/><text:span text:style-name="T19">int soc_client = accept(sock_server, (struct sockaddr *) &amp; addr_client, &amp;size) ;</text:span></text:p>
      <text:p text:style-name="P45"><text:tab/><text:span text:style-name="T20">date = time(NULL) ;</text:span></text:p>
      <text:p text:style-name="P45"><text:tab/><text:span text:style-name="T20">msg = ctime(&amp;date) ;</text:span></text:p>
      <text:p text:style-name="P45"><text:tab/><text:span text:style-name="T20">sendto (sock_client, msg, strlen(msg), 0, NULL, 0) ;</text:span></text:p>
      <text:p text:style-name="P46"><text:tab/>// <text:span text:style-name="T20">send (sock_client, msg, strlen(msg), 0) ;</text:span></text:p>
      <text:p text:style-name="P46"><text:tab/>// <text:span text:style-name="T20">write (sock_client, msg, strlen(msg)) ;</text:span></text:p>
      <text:p text:style-name="P45"><text:tab/>return 1;</text:p>
      <text:p text:style-name="P44">}</text:p>
      <text:p text:style-name="P44"/>
      <text:p text:style-name="P48">sockaddr_serveur.sin_addr.s_addr = INADDR_ANY // de type in_addr_t</text:p>
      <text:p text:style-name="P48"/>
      <text:p text:style-name="P48"/>
      <text:p text:style-name="P49">int listen (int sockfd, int backlog);</text:p>
      <text:p text:style-name="P49">Uniquement en mode connectée</text:p>
      <text:p text:style-name="P49">La fonction listen() met la socket sockfd à l'écoute : elle sera utilisée pour accepter des clients via accept.</text:p>
      <text:p text:style-name="P49">Backlog est la longueur maximale pour la file des connexions en attente. </text:p>
      <text:p text:style-name="P49"/>
      <text:p text:style-name="P49">Int accept(int sockfd, struct sockaddr *addr, socklen_t *addrlen) ;</text:p>
      <text:p text:style-name="P49"/>
      <text:p text:style-name="P49">Pour envoyer des données à une socket, on peut utiliser : </text:p>
      <text:p text:style-name="P49">sendto()</text:p>
      <text:p text:style-name="P49">send()</text:p>
      <text:p text:style-name="P49">write()</text:p>
      <text:p text:style-name="P49"/>
      <text:p text:style-name="P49">ssize_t sendto(int sockfd, const void *bufff, size_t len, int flags, const struct sockaddr *dest_addr, socklen_t addrlen) ;</text:p>
      <text:p text:style-name="P49"/>
      <text:p text:style-name="P49"><text:soft-page-break/>sockfd est le descripteur de la socket émetrice</text:p>
      <text:p text:style-name="P49">buf contient le message à envoyer</text:p>
      <text:p text:style-name="P49">len est la taille du message à envoyer</text:p>
      <text:p text:style-name="P49">dest_addr l'adresse du destinataire</text:p>
      <text:p text:style-name="P49">addrlen la taille de l'adresse du destinataire</text:p>
      <text:p text:style-name="P49">retourne -1 en cas d'échec, et le nombre d'ockets envoyés en cas de succès.</text:p>
      <text:p text:style-name="P50">Si la socket est en mode connecté (on connaît le destinataire), alors dest_addr = NULL, addrlen = 0 ;</text:p>
      <text:p text:style-name="P51">send peut être utilisée uniquement avec une socket connecté (on connaît le destinataire)</text:p>
      <text:p text:style-name="P51">send équivalent à write si le flag vaut 0.</text:p>
      <text:p text:style-name="P52">ssize_t recvfrom (int sockfd, void *buf, size_t len, int flags, struct sockaddr *src_addr, socklen_t *addrlen) ;</text:p>
      <text:p text:style-name="P52">sockfd est le descripteur de la socket receptrice</text:p>
      <text:p text:style-name="P52">buf contient le message reçu</text:p>
      <text:p text:style-name="P52">len est la taille maximale du message reçu</text:p>
      <text:p text:style-name="P52">src_addr l'adresse de l'émetteur</text:p>
      <text:p text:style-name="P52">addrlen la taille de l'adresse de l'émetteur. Elle doit être initialisée par l'appelant à la taille de src_addr. Elle est modifiée en retour pour indiquer la taille réelle de l'adresse enregistrée. </text:p>
      <text:p text:style-name="P52">Si la socket est en mode connecté (on connaît l'émetteur), alors src_addr = NULL, addrlen n'est donc pas utilisé et devrait être NULL.</text:p>
      <text:p text:style-name="P54">Recv est utilisé en mode connecté.</text:p>
      <text:p text:style-name="P54">Read si flag à 0.</text:p>
      <text:p text:style-name="P54"/>
      <text:p text:style-name="P54">int connect(int sockfd, const struct sockaddr *addr, socklen_t addrlen) ;</text:p>
      <text:p text:style-name="P54">Deux cas :</text:p>
      <text:p text:style-name="P54"><text:tab/>Si la socket sockfd est en mode connecté alors connect() tente de connecter à cette socket à la socket liée à addr.</text:p>
      <text:p text:style-name="P54">Si la socket sockfd est en mode non connecté alors ses messages seront envoyés par défaut à addr. </text:p>
      <text:p text:style-name="P54"/>
      <text:p text:style-name="P55">Ecrire un client daytime en TCP</text:p>
      <text:p text:style-name="P56">int main () {</text:p>
      <text:p text:style-name="P55"><text:tab/>int sock_client = socket (AF_INET, SOCK_STREAM, 0) ;</text:p>
      <text:p text:style-name="P47"><text:tab/>struct sockaddrin sockaddr_s<text:span text:style-name="T22">erveur;</text:span></text:p>
      <text:p text:style-name="P55"><text:tab/>sockaddr_<text:span text:style-name="T22">serveur</text:span>.<text:span text:style-name="T18">sin_family = AF_INET ; // IPV4</text:span></text:p>
      <text:p text:style-name="P55"><text:tab/>sockaddr_<text:span text:style-name="T22">serveur.sin_port = (htons) (5000) ;</text:span></text:p>
      <text:p text:style-name="P47"><text:tab/>in_addr addr ;<text:tab/></text:p>
      <text:p text:style-name="P47"><text:tab/>inet_aton(« 127.0.0.1 », &amp;addr) ;</text:p>
      <text:p text:style-name="P55"><text:tab/>sockaddr_<text:span text:style-name="T22">serveur</text:span>.sin_addr = add ;</text:p>
      <text:p text:style-name="P55"><text:tab/>connect(sock_client, (struct sockaddr *) &amp;sockaddr_<text:span text:style-name="T22">serveur</text:span>, sizeof(struct sockaddr)) ;</text:p>
      <text:p text:style-name="P55"><text:tab/>char msg[256] ;</text:p>
      <text:p text:style-name="P53"><text:tab/>recvfrom<text:span text:style-name="T21">(sock_client, msg, sizeof(msg), 0, NULL, 0) ;</text:span></text:p>
      <text:p text:style-name="P55"><text:tab/>//recv(sock_client, msg, strlen(msg), 0) ;</text:p>
      <text:p text:style-name="P55"><text:tab/>// read(sock_client, msg, strlen(msg)) ;</text:p>
      <text:p text:style-name="P56"><text:tab/>close (sock_client) ;</text:p>
      <text:p text:style-name="P56">}</text:p>
      <text:p text:style-name="P56"/>
      <text:p text:style-name="P57">Socket socket_client = new Socket(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3:00.702817479</meta:creation-date>
    <meta:generator>LibreOffice/4.2.7.2$Linux_X86_64 LibreOffice_project/420m0$Build-2</meta:generator>
    <dc:date>2015-02-27T10:40:44.500805187</dc:date>
    <meta:editing-duration>PT3H37M4S</meta:editing-duration>
    <meta:editing-cycles>61</meta:editing-cycles>
    <meta:document-statistic meta:table-count="0" meta:image-count="0" meta:object-count="0" meta:page-count="9" meta:paragraph-count="355" meta:word-count="2220" meta:character-count="14894" meta:non-whitespace-character-count="12935"/>
  </office:meta>
</office:document-meta>
</file>